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 style:writing-mode="lr-tb"/>
    </style:style>
    <style:style style:name="Table1.A" style:family="table-column">
      <style:table-column-properties style:column-width="1.9368in" style:rel-column-width="12693*"/>
    </style:style>
    <style:style style:name="Table1.B" style:family="table-column">
      <style:table-column-properties style:column-width="3.6229in" style:rel-column-width="23744*"/>
    </style:style>
    <style:style style:name="Table1.D" style:family="table-column">
      <style:table-column-properties style:column-width="0.8167in" style:rel-column-width="5354*"/>
    </style:style>
    <style:style style:name="Table1.1" style:family="table-row">
      <style:table-row-properties style:min-row-height="0.2694in"/>
    </style:style>
    <style:style style:name="Table1.A1" style:family="table-cell">
      <style:table-cell-properties style:vertical-align="middle"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P1" style:family="paragraph" style:parent-style-name="Normal">
      <style:paragraph-properties fo:text-align="start" style:justify-single-word="false"/>
      <style:text-properties style:font-name="Ubuntu Light" fo:font-size="11pt" fo:font-weight="normal" style:font-size-asian="11pt" style:font-size-complex="11pt"/>
    </style:style>
    <style:style style:name="P2" style:family="paragraph" style:parent-style-name="Normal">
      <style:paragraph-properties fo:text-align="start" style:justify-single-word="false"/>
      <style:text-properties style:font-name="Ubuntu Light" fo:font-size="11pt" fo:font-weight="normal" officeooo:paragraph-rsid="001ceaa4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eb7d8" officeooo:paragraph-rsid="001eb7d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ceaa4" officeooo:paragraph-rsid="001ceaa4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1pt" officeooo:rsid="001f7f4b" officeooo:paragraph-rsid="001f7f4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1pt" officeooo:rsid="001d1e37" officeooo:paragraph-rsid="001d1e3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1pt" officeooo:rsid="002154f1" officeooo:paragraph-rsid="002154f1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officeooo:rsid="00230b56" officeooo:paragraph-rsid="00230b5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officeooo:rsid="002408c7" officeooo:paragraph-rsid="002408c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officeooo:rsid="0025e2ad" officeooo:paragraph-rsid="0025e2ad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1pt" officeooo:rsid="00274253" officeooo:paragraph-rsid="00274253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ff0000" style:font-name="Ubuntu Light" fo:font-size="11pt" officeooo:rsid="00230b56" officeooo:paragraph-rsid="00230b56" fo:background-color="transparen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30b56" officeooo:paragraph-rsid="00230b56" style:font-size-asian="11pt" style:font-size-complex="11pt"/>
    </style:style>
    <style:style style:name="P15" style:family="paragraph" style:parent-style-name="Normal">
      <style:paragraph-properties fo:text-align="center" style:justify-single-word="false" fo:break-before="page"/>
      <style:text-properties style:font-name="Ubuntu Light" fo:font-size="18pt" officeooo:paragraph-rsid="001c656c" style:font-size-asian="15.75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1pt" officeooo:rsid="0028dff8" officeooo:paragraph-rsid="0028dff8" style:font-size-asian="11pt" style:font-size-complex="11pt"/>
    </style:style>
    <style:style style:name="T1" style:family="text">
      <style:text-properties officeooo:rsid="001f7f4b"/>
    </style:style>
    <style:style style:name="T2" style:family="text">
      <style:text-properties fo:font-weight="normal" officeooo:rsid="001ceaa4" style:font-weight-asian="normal" style:font-weight-complex="normal"/>
    </style:style>
    <style:style style:name="T3" style:family="text">
      <style:text-properties officeooo:rsid="0025967d"/>
    </style:style>
    <style:style style:name="T4" style:family="text">
      <style:text-properties officeooo:rsid="00283ea2"/>
    </style:style>
    <style:style style:name="T5" style:family="text">
      <style:text-properties fo:font-weight="bold" officeooo:rsid="001c656c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5"><text:span text:style-name="T5">WagMan Tests</text:span></text:p>
        <text:p text:style-name="P1"/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row table:style-name="Table1.1">
            <table:table-cell table:style-name="Table1.A1" office:value-type="string">
              <text:p text:style-name="P3">Test Group</text:p>
            </table:table-cell>
            <table:table-cell table:style-name="Table1.A1" office:value-type="string">
              <text:p text:style-name="P4">Test Description</text:p>
            </table:table-cell>
            <table:table-cell table:style-name="Table1.A1" office:value-type="string">
              <text:p text:style-name="P4">Test Methodology</text:p>
            </table:table-cell>
            <table:table-cell table:style-name="Table1.D1" office:value-type="string">
              <text:p text:style-name="P4">Pass/Fail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5">Primary boot sequence</text:p>
            </table:table-cell>
            <table:table-cell table:style-name="Table1.B2" office:value-type="string">
              <text:p text:style-name="P6">Multiple attempts at primary boot sequence</text:p>
            </table:table-cell>
            <table:table-cell table:style-name="Table1.C2" office:value-type="string">
              <text:p text:style-name="P10">Disconnect heartbeat from NC until SysMon tries another boot. <text:s/>Reconnect heartbeat and see if everything boots.</text:p>
            </table:table-cell>
            <table:table-cell table:style-name="Table1.D2" office:value-type="string">
              <text:p text:style-name="P14"/>
            </table:table-cell>
          </table:table-row>
          <table:table-row table:style-name="Table1.1">
            <table:covered-table-cell/>
            <table:table-cell table:style-name="Table1.B3" office:value-type="string">
              <text:p text:style-name="P6">Going to sleep</text:p>
            </table:table-cell>
            <table:table-cell table:style-name="Table1.C3" office:value-type="string">
              <text:p text:style-name="P10">Disconnect heartbeat from NC and leave it until SysMon goes to sleep.</text:p>
            </table:table-cell>
            <table:table-cell table:style-name="Table1.D3" office:value-type="string">
              <text:p text:style-name="P13"/>
            </table:table-cell>
          </table:table-row>
          <table:table-row table:style-name="Table1.1">
            <table:covered-table-cell/>
            <table:table-cell table:style-name="Table1.B4" office:value-type="string">
              <text:p text:style-name="P6">All EEPROM defaults set correctly</text:p>
            </table:table-cell>
            <table:table-cell table:style-name="Table1.C4" office:value-type="string">
              <text:p text:style-name="P10">Go thru list and make sure every <text:s/>variable is being assigned a default.</text:p>
            </table:table-cell>
            <table:table-cell table:style-name="Table1.D4" office:value-type="string">
              <text:p text:style-name="P9"/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6">Parameters transferred correctly from NC</text:p>
            </table:table-cell>
            <table:table-cell table:style-name="Table1.C5" office:value-type="string">
              <text:p text:style-name="P10">Print the value of an EEPROM read after receiving the parameters.</text:p>
            </table:table-cell>
            <table:table-cell table:style-name="Table1.D5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6" office:value-type="string">
              <text:p text:style-name="P6">Time transferred correctly from NC</text:p>
            </table:table-cell>
            <table:table-cell table:style-name="Table1.C6" office:value-type="string">
              <text:p text:style-name="P10">Print the time received from NC.</text:p>
            </table:table-cell>
            <table:table-cell table:style-name="Table1.D6" office:value-type="string">
              <text:p text:style-name="P7"/>
            </table:table-cell>
          </table:table-row>
          <table:table-row table:style-name="Table1.1">
            <table:table-cell table:style-name="Table1.A2" table:number-rows-spanned="2" office:value-type="string">
              <text:p text:style-name="P5">Boot SysMon</text:p>
            </table:table-cell>
            <table:table-cell table:style-name="Table1.B7" office:value-type="string">
              <text:p text:style-name="P6"><text:span text:style-name="T1">B</text:span>ad power</text:p>
            </table:table-cell>
            <table:table-cell table:style-name="Table1.C7" office:value-type="string">
              <text:p text:style-name="P10">Set default EEPROM value to zero.</text:p>
            </table:table-cell>
            <table:table-cell table:style-name="Table1.D7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8" office:value-type="string">
              <text:p text:style-name="P6"><text:span text:style-name="T1">B</text:span>ad environment</text:p>
            </table:table-cell>
            <table:table-cell table:style-name="Table1.C8" office:value-type="string">
              <text:p text:style-name="P10">Set default EEPROM values to something outside the ambient range.</text:p>
            </table:table-cell>
            <table:table-cell table:style-name="Table1.D8" office:value-type="string">
              <text:p text:style-name="P7"/>
            </table:table-cell>
          </table:table-row>
          <table:table-row table:style-name="Table1.1">
            <table:table-cell table:style-name="Table1.A2" table:number-rows-spanned="5" office:value-type="string">
              <text:p text:style-name="P5">Boot NC</text:p>
            </table:table-cell>
            <table:table-cell table:style-name="Table1.B9" office:value-type="string">
              <text:p text:style-name="P6"><text:span text:style-name="T1">B</text:span>ad power</text:p>
            </table:table-cell>
            <table:table-cell table:style-name="Table1.C9" office:value-type="string">
              <text:p text:style-name="P10">Set default EEPROM value to zero.</text:p>
            </table:table-cell>
            <table:table-cell table:style-name="Table1.D9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0" office:value-type="string">
              <text:p text:style-name="P6"><text:span text:style-name="T1">B</text:span>ad power resulting in permanent disable</text:p>
            </table:table-cell>
            <table:table-cell table:style-name="Table1.C10" office:value-type="string">
              <text:p text:style-name="P10">With the EEPROM value at zero, let SysMon disable NC. <text:s/>Reboot SysMon and see if it attempts to boot NC.</text:p>
            </table:table-cell>
            <table:table-cell table:style-name="Table1.D10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1" office:value-type="string">
              <text:p text:style-name="P6"><text:span text:style-name="T1">B</text:span>ad environment</text:p>
            </table:table-cell>
            <table:table-cell table:style-name="Table1.C11" office:value-type="string">
              <text:p text:style-name="P10">Set default EEPROM values to something outside the ambient range.</text:p>
            </table:table-cell>
            <table:table-cell table:style-name="Table1.D11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2" office:value-type="string">
              <text:p text:style-name="P6"><text:span text:style-name="T1">B</text:span>ad temperature</text:p>
            </table:table-cell>
            <table:table-cell table:style-name="Table1.C12" office:value-type="string">
              <text:p text:style-name="P10">Set default EEPROM values to something outside the ambient range.</text:p>
            </table:table-cell>
            <table:table-cell table:style-name="Table1.D12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6"><text:span text:style-name="T1">B</text:span>ad heartbeat</text:p>
            </table:table-cell>
            <table:table-cell table:style-name="Table1.C13" office:value-type="string">
              <text:p text:style-name="P10">Disconnect heartbeat from NC and wait for power cycle. <text:s/>Reconnect heartbeat and see if it boots correctly.</text:p>
            </table:table-cell>
            <table:table-cell table:style-name="Table1.D13" office:value-type="string">
              <text:p text:style-name="P7"/>
            </table:table-cell>
          </table:table-row>
          <table:table-row table:style-name="Table1.1">
            <table:table-cell table:style-name="Table1.A2" table:number-rows-spanned="3" office:value-type="string">
              <text:p text:style-name="P5">Boot ethernet switch</text:p>
            </table:table-cell>
            <table:table-cell table:style-name="Table1.B14" office:value-type="string">
              <text:p text:style-name="P6"><text:span text:style-name="T1">B</text:span>ad power</text:p>
            </table:table-cell>
            <table:table-cell table:style-name="Table1.C14" office:value-type="string">
              <text:p text:style-name="P10">Set default EEPROM value to zero.</text:p>
            </table:table-cell>
            <table:table-cell table:style-name="Table1.D14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5" office:value-type="string">
              <text:p text:style-name="P6"><text:span text:style-name="T1">B</text:span>ad power resulting in permanent disable</text:p>
            </table:table-cell>
            <table:table-cell table:style-name="Table1.C15" office:value-type="string">
              <text:p text:style-name="P10">With the EEPROM value at zero, let SysMon disable the switch. <text:s/>Reboot SysMon and see if it attempts to boot the switch.</text:p>
            </table:table-cell>
            <table:table-cell table:style-name="Table1.D15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6" office:value-type="string">
              <text:p text:style-name="P6"><text:span text:style-name="T1">B</text:span>ad temperature</text:p>
            </table:table-cell>
            <table:table-cell table:style-name="Table1.C16" office:value-type="string">
              <text:p text:style-name="P10">Set default EEPROM values to something outside the ambient range.</text:p>
            </table:table-cell>
            <table:table-cell table:style-name="Table1.D16" office:value-type="string">
              <text:p text:style-name="P7"/>
            </table:table-cell>
          </table:table-row>
          <table:table-row table:style-name="Table1.1">
            <table:table-cell table:style-name="Table1.A2" table:number-rows-spanned="4" office:value-type="string">
              <text:p text:style-name="P5">Boot guest nodes</text:p>
            </table:table-cell>
            <table:table-cell table:style-name="Table1.B17" office:value-type="string">
              <text:p text:style-name="P6"><text:span text:style-name="T1">B</text:span>ad power</text:p>
            </table:table-cell>
            <table:table-cell table:style-name="Table1.C17" office:value-type="string">
              <text:p text:style-name="P10">Set default EEPROM value to zero.</text:p>
            </table:table-cell>
            <table:table-cell table:style-name="Table1.D17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6"><text:span text:style-name="T1">B</text:span>ad power resulting in permanent disable</text:p>
            </table:table-cell>
            <table:table-cell table:style-name="Table1.C18" office:value-type="string">
              <text:p text:style-name="P10">With the EEPROM value at zero, let SysMon disable GN. <text:s/>Reboot SysMon and see if it attempts to boot GN.</text:p>
            </table:table-cell>
            <table:table-cell table:style-name="Table1.D18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9" office:value-type="string">
              <text:p text:style-name="P6"><text:span text:style-name="T1">B</text:span>ad temperature</text:p>
            </table:table-cell>
            <table:table-cell table:style-name="Table1.C19" office:value-type="string">
              <text:p text:style-name="P10">Set default EEPROM values to something outside the ambient range.</text:p>
            </table:table-cell>
            <table:table-cell table:style-name="Table1.D19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0" office:value-type="string">
              <text:p text:style-name="P6"><text:span text:style-name="T1">B</text:span>ad heartbeat</text:p>
            </table:table-cell>
            <table:table-cell table:style-name="Table1.C20" office:value-type="string">
              <text:p text:style-name="P10">Disconnect heartbeat from <text:span text:style-name="T3">GN</text:span> and wait for power cycle. <text:s/>Reconnect heartbeat and see if it boots correctly.</text:p>
            </table:table-cell>
            <table:table-cell table:style-name="Table1.D20" office:value-type="string">
              <text:p text:style-name="P7"/>
            </table:table-cell>
          </table:table-row>
          <table:table-row table:style-name="Table1.1">
            <table:table-cell table:style-name="Table1.A2" table:number-rows-spanned="6" office:value-type="string">
              <text:p text:style-name="P5">Main loop</text:p>
            </table:table-cell>
            <table:table-cell table:style-name="Table1.B21" office:value-type="string">
              <text:p text:style-name="P6"><text:span text:style-name="T1">S</text:span>erial receive</text:p>
            </table:table-cell>
            <table:table-cell table:style-name="Table1.C21" office:value-type="string">
              <text:p text:style-name="P11">Print the character that was just received.</text:p>
            </table:table-cell>
            <table:table-cell table:style-name="Table1.D21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6"><text:span text:style-name="T1">S</text:span>tatus report</text:p>
            </table:table-cell>
            <table:table-cell table:style-name="Table1.C22" office:value-type="string">
              <text:p text:style-name="P11">Verify contents of status report received by NC.</text:p>
            </table:table-cell>
            <table:table-cell table:style-name="Table1.D22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3" office:value-type="string">
              <text:p text:style-name="P6"><text:span text:style-name="T1">T</text:span>ime report</text:p>
            </table:table-cell>
            <table:table-cell table:style-name="Table1.C23" office:value-type="string">
              <text:p text:style-name="P11">Verify contents of time report received by NC.</text:p>
            </table:table-cell>
            <table:table-cell table:style-name="Table1.D23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4" office:value-type="string">
              <text:p text:style-name="P6"><text:span text:style-name="T1">P</text:span>roblem report</text:p>
            </table:table-cell>
            <table:table-cell table:style-name="Table1.C24" office:value-type="string">
              <text:p text:style-name="P11">Verify contents of problem report received by NC. <text:s/>Some of the other tests should cause problem reports to be sent.</text:p>
            </table:table-cell>
            <table:table-cell table:style-name="Table1.D24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6"><text:span text:style-name="T1">A</text:span>ll timeouts being responded to</text:p>
            </table:table-cell>
            <table:table-cell table:style-name="Table1.C25" office:value-type="string">
              <text:p text:style-name="P12">Cause each timeout by setting values to something ridiculous and overriding boot checks.</text:p>
            </table:table-cell>
            <table:table-cell table:style-name="Table1.D25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6"><text:span text:style-name="T1">R</text:span>eboot devices</text:p>
            </table:table-cell>
            <table:table-cell table:style-name="Table1.C26" office:value-type="string">
              <text:p text:style-name="P12">Cause a timeout for each device and see if it SysMon reboots it after awhile. <text:s/><text:span text:style-name="T4">Also need to make sure normal operation resumes smoothly after the delay of waiting for something to boot.</text:span></text:p>
            </table:table-cell>
            <table:table-cell table:style-name="Table1.D26" office:value-type="string">
              <text:p text:style-name="P7"/>
            </table:table-cell>
          </table:table-row>
          <table:table-row table:style-name="Table1.1">
            <table:table-cell table:style-name="Table1.A2" table:number-rows-spanned="5" office:value-type="string">
              <text:p text:style-name="P8">WagMan on NC</text:p>
            </table:table-cell>
            <table:table-cell table:style-name="Table1.B27" office:value-type="string">
              <text:p text:style-name="P8">Heartbeat output</text:p>
            </table:table-cell>
            <table:table-cell table:style-name="Table1.C27" office:value-type="string">
              <text:p text:style-name="P11">Verify heartbeat on the oscilloscope.</text:p>
            </table:table-cell>
            <table:table-cell table:style-name="Table1.D27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8" office:value-type="string">
              <text:p text:style-name="P8">Store status report</text:p>
            </table:table-cell>
            <table:table-cell table:style-name="Table1.C28" office:value-type="string">
              <text:p text:style-name="P11">Write status report to file.</text:p>
            </table:table-cell>
            <table:table-cell table:style-name="Table1.D28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8">Store problem report</text:p>
            </table:table-cell>
            <table:table-cell table:style-name="Table1.C29" office:value-type="string">
              <text:p text:style-name="P11">Write problem report to file.</text:p>
            </table:table-cell>
            <table:table-cell table:style-name="Table1.D29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30" office:value-type="string">
              <text:p text:style-name="P8">Store time report</text:p>
            </table:table-cell>
            <table:table-cell table:style-name="Table1.C30" office:value-type="string">
              <text:p text:style-name="P11">Write time report to file.</text:p>
            </table:table-cell>
            <table:table-cell table:style-name="Table1.D30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31" office:value-type="string">
              <text:p text:style-name="P17">Configure (and communicate with SysMon) correctly</text:p>
            </table:table-cell>
            <table:table-cell table:style-name="Table1.C31" office:value-type="string">
              <text:p text:style-name="P17">Run configure script on NC and see if status messages are eventually being sent to NC.</text:p>
            </table:table-cell>
            <table:table-cell table:style-name="Table1.D31" office:value-type="string">
              <text:p text:style-name="P7"/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00m0$Build-5</meta:generator>
    <meta:initial-creator>Danny </meta:initial-creator>
    <meta:creation-date>2015-08-03T13:00:53.346881851</meta:creation-date>
    <dc:date>2015-08-07T13:43:59.216096182</dc:date>
    <dc:creator>Danny </dc:creator>
    <meta:editing-duration>PT17H31M17S</meta:editing-duration>
    <meta:editing-cycles>17</meta:editing-cycles>
    <meta:document-statistic meta:table-count="1" meta:image-count="0" meta:object-count="0" meta:page-count="2" meta:paragraph-count="72" meta:word-count="476" meta:character-count="2870" meta:non-whitespace-character-count="2457"/>
  </office:meta>
</office:document-meta>
</file>